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3.6453in"/>
    </style:style>
    <style:style style:name="co6" style:family="table-column">
      <style:table-column-properties fo:break-before="auto" style:column-width="0.2319in"/>
    </style:style>
    <style:style style:name="co7" style:family="table-column">
      <style:table-column-properties fo:break-before="auto" style:column-width="0.392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4055in" fo:break-before="auto" style:use-optimal-row-height="true"/>
    </style:style>
    <style:style style:name="ro6" style:family="table-row">
      <style:table-row-properties style:row-height="0.5354in" fo:break-before="auto" style:use-optimal-row-height="true"/>
    </style:style>
    <style:style style:name="ro7" style:family="table-row">
      <style:table-row-properties style:row-height="0.2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10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13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1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8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8"/>
        <table:table-column table:style-name="co10" table:default-cell-style-name="ce30"/>
        <table:table-column table:style-name="co11" table:default-cell-style-name="ce7"/>
        <table:table-column table:style-name="co12" table:number-columns-repeated="1011" table:default-cell-style-name="ce7"/>
        <table:table-row table:style-name="ro1">
          <table:table-cell table:number-columns-repeated="1022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Name</text:p>
          </table:table-cell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Price</text:p>
          </table:table-cell>
          <table:table-cell table:style-name="ce6" office:value-type="string" calcext:value-type="string">
            <text:p>Merchant</text:p>
          </table:table-cell>
          <table:table-cell table:style-name="ce15" office:value-type="string" calcext:value-type="string">
            <text:p>P#</text:p>
          </table:table-cell>
          <table:table-cell table:style-name="ce9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erception</text:p>
          </table:table-cell>
          <table:covered-table-cell/>
          <table:covered-table-cell table:style-name="ce5"/>
          <table:covered-table-cell/>
          <table:table-cell/>
          <table:table-cell table:style-name="ce10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12" office:value-type="string" calcext:value-type="string">
            <text:p>dry shampoo spra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ot Your Mother's Beach Babe Dry Shampoo (3-Pack) - 7 oz Dry Shampoo - Instantly Absorbs Oil While Creating Effortless Sea-Tossed Textur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15.25" calcext:value-type="currency">
            <text:p>$15.25</text:p>
          </table:table-cell>
          <table:table-cell table:style-name="ce10" table:formula="of:=[.F4]*[.G4]" office:value-type="currency" office:currency="USD" office:value="15.25" calcext:value-type="currency">
            <text:p>$15.25</text:p>
          </table:table-cell>
          <table:table-cell office:value-type="string" calcext:value-type="string">
            <text:p>Amazon</text:p>
          </table:table-cell>
          <table:table-cell/>
          <table:table-cell table:style-name="ce16" office:value-type="string" calcext:value-type="string">
            <text:p><text:a xlink:href="https://www.amazon.com/dp/B084PHK5WB?ref=ppx_yo2ov_dt_b_product_details&amp;th=1" xlink:type="simple">https://www.amazon.com/dp/B084PHK5WB?ref=ppx_yo2ov_dt_b_product_details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12" office:value-type="string" calcext:value-type="string">
            <text:p>Colored Masking Tap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r. Pen- Colored Masking Tape, 16 Yards Per Roll, 2 Inch Wide, 5 Rolls, Colored Painters Tape, Paper Tape, Colored Tape Rolls, Craft Tape, Art Tape, Labeling Tape, Colorful Masking Tape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6.85" calcext:value-type="currency">
            <text:p>$6.85</text:p>
          </table:table-cell>
          <table:table-cell table:style-name="ce10" table:formula="of:=[.F5]*[.G5]" office:value-type="currency" office:currency="USD" office:value="6.85" calcext:value-type="currency">
            <text:p>$6.85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p/B09KQLWVZV?psc=1&amp;ref=ppx_yo2ov_dt_b_product_details" xlink:type="simple">https://www.amazon.com/dp/B09KQLWVZV?psc=1&amp;ref=ppx_yo2ov_dt_b_product_details</text:a>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12" office:value-type="string" calcext:value-type="string">
            <text:p>Heat Set Inserts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[initeq] #1/4-20 1/4" Threaded Heat Set Inserts for 3D Printing (50, Long) 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16.49" calcext:value-type="currency">
            <text:p>$16.49</text:p>
          </table:table-cell>
          <table:table-cell table:style-name="ce10" table:formula="of:=[.F6]*[.G6]" office:value-type="currency" office:currency="USD" office:value="16.49" calcext:value-type="currency">
            <text:p>$16.49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initeq-4-20-Threaded-Inserts-Printing/dp/B078458CZY/ref=sr_1_3?crid=131JKGKIAE9AM&amp;keywords=heat-set%2Binserts%2Bnut%2Bfor%2Bplastic%2B.25%2B20&amp;qid=1671468088&amp;refinements=p_n_feature_eleven_browse-bin%3A3622112011&amp;rnid=3622110011&amp;s=industrial&amp;sprefix=heat-set%2Binserts%2Bnut%2Bfor%2Bplastic%2B.25%2B20%2Caps%2C127&amp;sr=1-3&amp;th=1" xlink:type="simple">https://www.amazon.com/initeq-4-20-Threaded-Inserts-Printing/dp/B078458CZY/ref=sr_1_3?crid=131JKGKIAE9AM&amp;keywords=heat-set%2Binserts%2Bnut%2Bfor%2Bplastic%2B.25%2B20&amp;qid=1671468088&amp;refinements=p_n_feature_eleven_browse-bin%3A3622112011&amp;rnid=3622110011&amp;s=industrial&amp;sprefix=heat-set%2Binserts%2Bnut%2Bfor%2Bplastic%2B.25%2B20%2Caps%2C127&amp;sr=1-3&amp;th=1</text:a> 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12" office:value-type="string" calcext:value-type="string">
            <text:p>Heat Set Insert Tips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eat-Set Insert Tips for M2, M2.5, M3, M4, and M5 Inserts. Compatible with Hakko FX-888D and Weller SP40NKUS Irons Used for Connecting 3D Printed Parts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19.95" calcext:value-type="currency">
            <text:p>$19.95</text:p>
          </table:table-cell>
          <table:table-cell table:style-name="ce10" table:formula="of:=[.F7]*[.G7]" office:value-type="currency" office:currency="USD" office:value="19.95" calcext:value-type="currency">
            <text:p>$19.95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Heat-Set-Inserts-Compatible-SP40NKUS-Connecting/dp/B08B17VQLD/ref=pd_bxgy_img_sccl_1/146-1681012-7145130?pd_rd_w=rRIYE&amp;content-id=amzn1.sym.7f0cf323-50c6-49e3-b3f9-63546bb79c92&amp;pf_rd_p=7f0cf323-50c6-49e3-b3f9-63546bb79c92&amp;pf_rd_r=J49544CXX85Q2F50R241&amp;pd_rd_wg=Ws5V4&amp;pd_rd_r=df15d37b-f8fd-47e4-80d4-431aacf5d93b&amp;pd_rd_i=B08B17VQLD&amp;psc=1" xlink:type="simple">https://www.amazon.com/Heat-Set-Inserts-Compatible-SP40NKUS-Connecting/dp/B08B17VQLD/ref=pd_bxgy_img_sccl_1/146-1681012-7145130?pd_rd_w=rRIYE&amp;content-id=amzn1.sym.7f0cf323-50c6-49e3-b3f9-63546bb79c92&amp;pf_rd_p=7f0cf323-50c6-49e3-b3f9-63546bb79c92&amp;pf_rd_r=J49544CXX85Q2F50R241&amp;pd_rd_wg=Ws5V4&amp;pd_rd_r=df15d37b-f8fd-47e4-80d4-431aacf5d93b&amp;pd_rd_i=B08B17VQLD&amp;psc=1</text:a>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12" office:value-type="string" calcext:value-type="string">
            <text:p>Power Stri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etal 6 Outlet Power Strip, Wall Mount Wide Spaced Heavy Duty Power Strip Surge Protector, for Home Office Garage Workbench, Yellow</text:p>
          </table:table-cell>
          <table:table-cell office:value-type="float" office:value="2" calcext:value-type="float">
            <text:p>2</text:p>
          </table:table-cell>
          <table:table-cell table:style-name="ce10" office:value-type="currency" office:currency="USD" office:value="19" calcext:value-type="currency">
            <text:p>$19.00</text:p>
          </table:table-cell>
          <table:table-cell table:style-name="ce10" table:formula="of:=[.F8]*[.G8]" office:value-type="currency" office:currency="USD" office:value="38" calcext:value-type="currency">
            <text:p>$38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Outlet-Spaced-Protector-Office-Workbench/dp/B0B9WKLKYH/ref=sr_1_40?keywords=heavy+duty+power+strip+surge+protector+wall+mount&amp;qid=1671468816&amp;sprefix=heavy+duty+power+strip+surge+protector+wall%2Caps%2C129&amp;sr=8-40" xlink:type="simple">https://www.amazon.com/Outlet-Spaced-Protector-Office-Workbench/dp/B0B9WKLKYH/ref=sr_1_40?keywords=heavy+duty+power+strip+surge+protector+wall+mount&amp;qid=1671468816&amp;sprefix=heavy+duty+power+strip+surge+protector+wall%2Caps%2C129&amp;sr=8-40</text:a></text:p>
          </table:table-cell>
          <table:table-cell table:number-columns-repeated="1011"/>
        </table:table-row>
        <table:table-row table:style-name="ro6">
          <table:table-cell table:number-columns-repeated="2"/>
          <table:table-cell table:style-name="ce12" office:value-type="string" calcext:value-type="string">
            <text:p>Laptop Arm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Gas Spring Laptop Mount with Adjustable Tray - Klearlook 2in1 Full Motion Monitor Laptop Stand Mount,Fully Adjustable Extension Arm Mount with 75x75/100x100mm VESA Plate,Clamp-on and Grommet Mounting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70" calcext:value-type="currency">
            <text:p>$70.00</text:p>
          </table:table-cell>
          <table:table-cell table:style-name="ce10" table:formula="of:=[.F9]*[.G9]" office:value-type="currency" office:currency="USD" office:value="70" calcext:value-type="currency">
            <text:p>$7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Spring-Laptop-Mount-Adjustable-Clamp/dp/B083S7JY78/ref=sr_1_16?content-id=amzn1.sym.8fc539a0-3d8d-48b5-992f-26aed91324e7%3Aamzn1.sym.8fc539a0-3d8d-48b5-992f-26aed91324e7&amp;keywords=laptop+arm&amp;pd_rd_r=6dae02a7-219e-4151-af6e-ded1a032dc97&amp;pd_rd_w=kJ0GN&amp;pd_rd_wg=XBrcy&amp;pf_rd_p=8fc539a0-3d8d-48b5-992f-26aed91324e7&amp;pf_rd_r=RD9BKAWDM8QF0QV5E9PD&amp;qid=1671469373&amp;sr=8-16&amp;ufe=app_do%3Aamzn1.fos.006c50ae-5d4c-4777-9bc0-4513d670b6bc" xlink:type="simple">https://www.amazon.com/Spring-Laptop-Mount-Adjustable-Clamp/dp/B083S7JY78/ref=sr_1_16?content-id=amzn1.sym.8fc539a0-3d8d-48b5-992f-26aed91324e7%3Aamzn1.sym.8fc539a0-3d8d-48b5-992f-26aed91324e7&amp;keywords=laptop+arm&amp;pd_rd_r=6dae02a7-219e-4151-af6e-ded1a032dc97&amp;pd_rd_w=kJ0GN&amp;pd_rd_wg=XBrcy&amp;pf_rd_p=8fc539a0-3d8d-48b5-992f-26aed91324e7&amp;pf_rd_r=RD9BKAWDM8QF0QV5E9PD&amp;qid=1671469373&amp;sr=8-16&amp;ufe=app_do%3Aamzn1.fos.006c50ae-5d4c-4777-9bc0-4513d670b6bc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Wires</text:p>
          </table:table-cell>
          <table:covered-table-cell table:style-name="ce12"/>
          <table:covered-table-cell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Lighting</text:p>
          </table:table-cell>
          <table:covered-table-cell table:style-name="ce12"/>
          <table:covered-table-cell table:number-columns-repeated="2"/>
          <table:table-cell/>
          <table:table-cell table:style-name="ce10" table:number-columns-repeated="2"/>
          <table:table-cell table:number-columns-repeated="1014"/>
        </table:table-row>
        <table:table-row table:style-name="ro7">
          <table:table-cell table:number-columns-repeated="2"/>
          <table:table-cell table:style-name="ce12" office:value-type="string" calcext:value-type="string">
            <text:p>Studio Light Boom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iFongsh 51"/130cm Adjustable Wall Mount Triangle Boom Arm with 9.8"/25cm Metal Flexible Tube Arm, Support 180° Rotation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USD" office:value="70" calcext:value-type="currency">
            <text:p>$70.00</text:p>
          </table:table-cell>
          <table:table-cell table:style-name="ce10" table:formula="of:=[.G16]*[.F16]" office:value-type="currency" office:currency="USD" office:value="70" calcext:value-type="currency">
            <text:p>$7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ZTM9JPH/ref=ewc_pr_img_1?smid=A24U5M6PGPFGJQ&amp;psc=1" xlink:type="simple">https://www.amazon.com/gp/product/B09ZTM9JPH/ref=ewc_pr_img_1?smid=A24U5M6PGPFGJQ&amp;psc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Controller</text:p>
          </table:table-cell>
          <table:covered-table-cell/>
          <table:covered-table-cell table:style-name="ce5"/>
          <table:covered-table-cell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19]*[.F1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Fabric – Samples</text:p>
          </table:table-cell>
          <table:covered-table-cell table:style-name="ce12"/>
          <table:covered-table-cell table:style-name="ce5"/>
          <table:covered-table-cell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1]*[.F2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2]*[.F2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3]*[.F2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4]*[.F2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5]*[.F2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6]*[.F2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0"/>
          <table:table-cell table:style-name="ce10" table:formula="of:=[.G27]*[.F2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6"/>
          <table:table-cell table:style-name="ce3" office:value-type="string" calcext:value-type="string">
            <text:p><text:s text:c="2"/></text:p>
          </table:table-cell>
          <table:table-cell table:style-name="ce6"/>
          <table:table-cell table:style-name="ce9"/>
          <table:table-cell table:style-name="ce9" office:value-type="string" calcext:value-type="string">
            <text:p>Total</text:p>
          </table:table-cell>
          <table:table-cell table:style-name="ce13" table:formula="of:=SUM([.H4:.H27])" office:value-type="currency" office:currency="USD" office:value="236.54" calcext:value-type="currency">
            <text:p>$236.54</text:p>
          </table:table-cell>
          <table:table-cell table:style-name="ce6"/>
          <table:table-cell table:style-name="ce15"/>
          <table:table-cell table:style-name="ce9"/>
          <table:table-cell table:number-columns-repeated="101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0:36:04.54373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19T11:04:09.690769841</dc:date>
    <meta:editing-duration>PT20H18M12S</meta:editing-duration>
    <meta:editing-cycles>11</meta:editing-cycles>
    <meta:generator>LibreOffice/6.4.7.2$Linux_X86_64 LibreOffice_project/40$Build-2</meta:generator>
    <meta:document-statistic meta:table-count="1" meta:cell-count="81" meta:object-count="0"/>
  </office:meta>
</office:document-meta>
</file>